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bri" svg:font-family="Cabri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a175" officeooo:paragraph-rsid="0013a175"/>
    </style:style>
    <style:style style:name="P2" style:family="paragraph" style:parent-style-name="Standard">
      <style:paragraph-properties fo:text-align="center" style:justify-single-word="false"/>
      <style:text-properties fo:font-size="16pt" officeooo:rsid="0013a175" officeooo:paragraph-rsid="0013a17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officeooo:rsid="0013a175" officeooo:paragraph-rsid="00142111" style:font-size-asian="11pt" style:font-size-complex="11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Liberation Serif" fo:font-size="11pt" officeooo:rsid="0013a175" officeooo:paragraph-rsid="00142111" style:font-size-asian="11pt" style:font-size-complex="11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Liberation Serif" fo:font-size="11pt" officeooo:rsid="0016436a" officeooo:paragraph-rsid="0016436a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1pt" officeooo:rsid="0016436a" officeooo:paragraph-rsid="0016436a" style:font-size-asian="11pt" style:font-size-complex="11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Liberation Serif" fo:font-size="11pt" officeooo:rsid="00174f9a" officeooo:paragraph-rsid="00174f9a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officeooo:rsid="00190cbf" officeooo:paragraph-rsid="00190cbf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officeooo:rsid="0015e53a" officeooo:paragraph-rsid="0015e53a"/>
    </style:style>
    <style:style style:name="T1" style:family="text">
      <style:text-properties style:font-name="sans-serif" fo:font-size="17.25pt"/>
    </style:style>
    <style:style style:name="T2" style:family="text">
      <style:text-properties officeooo:rsid="0014cf39"/>
    </style:style>
    <style:style style:name="T3" style:family="text">
      <style:text-properties fo:font-size="17.2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pological Navigation</text:p>
      <text:p text:style-name="P1"/>
      <text:p text:style-name="P9">Topological Navigation and ROS Actions</text:p>
      <text:p text:style-name="P1">ROS concepts: <text:span text:style-name="T2">topological_navigation, actionlib</text:span></text:p>
      <text:p text:style-name="P1"/>
      <text:p text:style-name="P3"><text:bookmark text:name="page28R_mcid6"/><text:span text:style-name="T2">Reference</text:span> material:</text:p>
      <text:list xml:id="list1910545713" text:style-name="L2">
        <text:list-item>
          <text:p text:style-name="P5">Based on material provided by Dr Gautham Das</text:p>
        </text:list-item>
        <text:list-item>
          <text:p text:style-name="P4"><text:bookmark text:name="page28R_mcid11"/><text:a xlink:type="simple" xlink:href="https://github.com/strands-project/strands_navigation" text:style-name="Internet_20_link" text:visited-style-name="Visited_20_Internet_20_Link">https://github.com/strands</text:a><text:bookmark text:name="page28R_mcid12"/><text:a xlink:type="simple" xlink:href="https://github.com/strands-project/strands_navigation" text:style-name="Internet_20_link" text:visited-style-name="Visited_20_Internet_20_Link">-</text:a><text:bookmark text:name="page28R_mcid13"/><text:a xlink:type="simple" xlink:href="https://github.com/strands-project/strands_navigation" text:style-name="Internet_20_link" text:visited-style-name="Visited_20_Internet_20_Link">project/strands_navigation</text:a></text:p>
        </text:list-item>
        <text:list-item>
          <text:p text:style-name="P5"><text:bookmark text:name="page28R_mcid14"/>N. Hawes et al., 2017 <text:bookmark text:name="page28R_mcid16"/><text:bookmark text:name="page28R_mcid17"/>The STRANDS Project: Long<text:bookmark text:name="page28R_mcid18"/>-<text:bookmark text:name="page28R_mcid19"/>Term <text:bookmark text:name="page28R_mcid20"/><text:line-break/>Autonomy in Everyday Environments</text:p>
        </text:list-item>
      </text:list>
      <text:p text:style-name="P6"/>
      <text:p text:style-name="P6">Part I – Navigating in Large/ Complex Environments</text:p>
      <text:p text:style-name="P6"/>
      <text:list xml:id="list140715486772313" text:continue-numbering="true" text:style-name="L2">
        <text:list-header>
          <text:p text:style-name="P7">Move_base is not suitable because it takes time to create a waypoint in a complex environment and there are dynamic obstacles.</text:p>
        </text:list-header>
      </text:list>
      <text:p text:style-name="P8"/>
      <text:p text:style-name="P8">Topological Navigation</text:p>
      <text:p text:style-name="P8"/>
      <text:p text:style-name="P8"><text:bookmark text:name="page47R_mcid0"/>Represent environment as a set of discrete nodes: topological map<text:bookmark text:name="page47R_mcid1"/><text:line-break/>A <text:bookmark text:name="page47R_mcid2"/>topological map<text:bookmark text:name="page47R_mcid3"/> is a <text:bookmark text:name="page47R_mcid4"/>graph<text:bookmark text:name="page47R_mcid5"/> structure with <text:bookmark text:name="page47R_mcid7"/>nodes<text:bookmark text:name="page47R_mcid8"/> representing poses in the metric map and the connecting<text:bookmark text:name="page47R_mcid11"/> edges<text:bookmark text:name="page47R_mcid12"/>. Add a topological navigation layer to the navigation stack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bri" svg:font-family="Cabri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2:57:47.754906945</meta:creation-date>
    <dc:date>2021-12-07T13:19:38.721633304</dc:date>
    <meta:editing-duration>PT21M4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07" meta:character-count="750" meta:non-whitespace-character-count="656"/>
  </office:meta>
</office:document-meta>
</file>